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TransactionalJUnit4SpringContextTests.setBar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JUnit4SpringContextTests.verifyResourceAnnotation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JUnit4SpringContext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JUnit4SpringContextTests.delete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JUnit4SpringContextTests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JUnit4SpringContext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JUnit4SpringContextTests.verifyAnnotationAutowi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reteTransactionalJUnit4SpringContextTests.countRowsInPerson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JUnit4SpringContextTests.verifyAnnotation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TransactionalJUnit4SpringContextTests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JUnit4SpringContextTests.add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JUnit4SpringContextTests.verifyBean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reteTransactionalJUnit4SpringContext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JUnit4SpringContextTests.setEmployee( Employee employ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JUnit4SpringContextTests.verify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JUnit4SpringContextTests.verifyBean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JUnit4SpringContext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TransactionalJUnit4SpringContextTests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JUnit4SpringContextTests.verifyResourceAnnotationWi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